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60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zstąpi Duch Twój</text:span><text:span text:style-name="T2"><text:line-break/></text:span><text:span text:style-name="T1">I odnowi całą ziemię</text:span><text:span text:style-name="T2"><text:line-break/></text:span><text:span text:style-name="T1">Niech zstąpi Duch Twój</text:span><text:span text:style-name="T2"><text:line-break/></text:span><text:span text:style-name="T1">I odnowi cały świat</text:span><text:span text:style-name="T1"><text:line-break/></text:span><text:span text:style-name="T1">Niech zstąpi Duch Twój</text:span><text:span text:style-name="T2"><text:line-break/></text:span><text:span text:style-name="T1">I nastanie wszędzie pokój</text:span><text:span text:style-name="T2"><text:line-break/></text:span><text:span text:style-name="T1">Królestwo Twoje, Panie</text:span><text:span text:style-name="T2"><text:line-break/></text:span><text:span text:style-name="T1">Będzie pośród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yśmy byli jedno</text:span><text:span text:style-name="T1"><text:line-break/></text:span><text:span text:style-name="T1">Abyśmy byli jedno</text:span><text:span text:style-name="T1"><text:line-break/></text:span><text:span text:style-name="T1">Abyśmy byli jedno</text:span><text:span text:style-name="T2"><text:line-break/></text:span><text:span text:style-name="T1">Ojcze prosimy spraw <text:s/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2T20:19:35</meta:creation-date>
    <dc:creator>Roman Trzciński</dc:creator>
    <dc:date>2009-03-01T13:09:19</dc:date>
    <dc:language>pl-PL</dc:language>
    <meta:editing-cycles>5</meta:editing-cycles>
    <meta:editing-duration>PT3M1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